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'Courier New'" style:font-family-asian="'Courier New'" style:font-family-complex="'Courier New'" fo:background-color="transparent" style:use-window-font-color="true"/>
    </style:style>
    <style:style style:name="T2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3" style:family="text">
      <style:text-properties fo:font-size="11.00pt" fo:font-weight="bold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fo:color="#0000ff"/>
    </style:style>
    <style:style style:name="T4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T5" style:family="text">
      <style:text-properties fo:font-size="11.00pt" fo:font-weight="bold" style:text-underline-mode="continuous" style:text-underline-type="single" style:text-underline-style="solid" style:text-underline-width="normal" fo:font-family="'Courier New'" style:font-family-asian="'Courier New'" style:font-family-complex="'Courier New'" fo:background-color="transparent" style:use-window-font-color="true"/>
    </style:style>
    <style:style style:name="T6" style:family="text">
      <style:text-properties fo:font-size="11.00pt" fo:font-weight="bold" fo:font-family="'Courier New'" style:font-family-asian="'Courier New'" style:font-family-complex="'Courier New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>import pygame</text:span></text:p>
      <text:p text:style-name="P1"><text:span text:style-name="T1">import random</text:span></text:p>
      <text:p text:style-name="P1"><text:span text:style-name="T1">import math</text:span></text:p>
      <text:p text:style-name="P1"><text:span text:style-name="T1">from pygame import mixer</text:span></text:p>
      <text:p text:style-name="P1"><text:span text:style-name="T1">pygame.init() #this is compulsory so as to initialise all the modules in pygame</text:span></text:p>
      <text:p text:style-name="P1"><text:span text:style-name="T1"/></text:p>
      <text:p text:style-name="P1"><text:span text:style-name="T1">screen = pygame.display.set_mode((800,600))</text:span></text:p>
      <text:p text:style-name="P1"><text:span text:style-name="T1"/></text:p>
      <text:p text:style-name="P1"><text:span text:style-name="T1">running = True</text:span></text:p>
      <text:p text:style-name="P1"><text:span text:style-name="T1">#background</text:span></text:p>
      <text:p text:style-name="P1"><text:span text:style-name="T1">#background=pygame.image.load("back.jpg")</text:span></text:p>
      <text:p text:style-name="P1"><text:span text:style-name="T1">mixer.music.load("7th_sense_chinese.mp3")</text:span></text:p>
      <text:p text:style-name="P1"><text:span text:style-name="T1">mixer.music.play(-1)</text:span></text:p>
      <text:p text:style-name="P1"><text:span text:style-name="T1"/></text:p>
      <text:p text:style-name="P1"><text:span text:style-name="T1">#title and icon</text:span></text:p>
      <text:p text:style-name="P1"><text:span text:style-name="T1">pygame.display.set_caption("virus invader")</text:span></text:p>
      <text:p text:style-name="P1"><text:span text:style-name="T1">icon = pygame.image.load("virus.png")</text:span></text:p>
      <text:p text:style-name="P1"><text:span text:style-name="T1">pygame.display.set_icon(icon)</text:span></text:p>
      <text:p text:style-name="P1"><text:span text:style-name="T1"/></text:p>
      <text:p text:style-name="P1"><text:span text:style-name="T1">#player logo</text:span></text:p>
      <text:p text:style-name="P1"><text:span text:style-name="T1">playerImg = pygame.image.load("pharmacist.png")</text:span></text:p>
      <text:p text:style-name="P1"><text:span text:style-name="T1">playerX=370</text:span></text:p>
      <text:p text:style-name="P1"><text:span text:style-name="T1">playerY=480</text:span></text:p>
      <text:p text:style-name="P1"><text:span text:style-name="T1">playerX_change=0</text:span></text:p>
      <text:p text:style-name="P1"><text:span text:style-name="T1"/></text:p>
      <text:p text:style-name="P1"><text:span text:style-name="T1">#enemy logo</text:span></text:p>
      <text:p text:style-name="P1"><text:span text:style-name="T1">enemyImg = []</text:span></text:p>
      <text:p text:style-name="P1"><text:span text:style-name="T1">enemyX = []</text:span></text:p>
      <text:p text:style-name="P1"><text:span text:style-name="T1">enemyY = []</text:span></text:p>
      <text:p text:style-name="P1"><text:span text:style-name="T1">enemyX_change = []</text:span></text:p>
      <text:p text:style-name="P1"><text:span text:style-name="T1">enemyY_change = []</text:span></text:p>
      <text:p text:style-name="P1"><text:span text:style-name="T1">no_of_enemies =8</text:span></text:p>
      <text:p text:style-name="P1"><text:span text:style-name="T1"/></text:p>
      <text:p text:style-name="P1"><text:span text:style-name="T1"/></text:p>
      <text:p text:style-name="P1"><text:span text:style-name="T1">for i in range(no_of_enemies):</text:span></text:p>
      <text:p text:style-name="P1"><text:span text:style-name="T1"><text:s text:c="4"/>enemyImg.append(pygame.image.load("enemy.png"))</text:span></text:p>
      <text:p text:style-name="P1"><text:span text:style-name="T1"><text:s text:c="4"/>enemyX.append(random.randint(0, 735))</text:span></text:p>
      <text:p text:style-name="P1"><text:span text:style-name="T1"><text:s text:c="4"/>enemyY.append(random.randint(50,200))</text:span></text:p>
      <text:p text:style-name="P1"><text:span text:style-name="T1"><text:s text:c="4"/>enemyX_change.append(0.6)</text:span></text:p>
      <text:p text:style-name="P1"><text:span text:style-name="T1"><text:s text:c="4"/>enemyY_change.append(60)</text:span></text:p>
      <text:p text:style-name="P1"><text:span text:style-name="T1"/></text:p>
      <text:p text:style-name="P1"><text:span text:style-name="T1">#bullet</text:span></text:p>
      <text:p text:style-name="P1"><text:span text:style-name="T1">bulletImg = pygame.image.load("animals.png")</text:span></text:p>
      <text:p text:style-name="P1"><text:span text:style-name="T1">bulletX=0</text:span></text:p>
      <text:p text:style-name="P1"><text:span text:style-name="T1">bulletY=480</text:span></text:p>
      <text:p text:style-name="P1"><text:span text:style-name="T1">bulletX_change=0</text:span></text:p>
      <text:p text:style-name="P1"><text:span text:style-name="T1">bulletY_change=2</text:span></text:p>
      <text:p text:style-name="P1"><text:span text:style-name="T1">bullet_state = "ready"</text:span></text:p>
      <text:p text:style-name="P1"><text:span text:style-name="T1"/></text:p>
      <text:p text:style-name="P1"><text:span text:style-name="T1">#player function in order to display</text:span></text:p>
      <text:p text:style-name="P1"><text:span text:style-name="T1">def player(x,y) :</text:span></text:p>
      <text:p text:style-name="P1"><text:span text:style-name="T1"><text:s text:c="4"/>screen.blit(playerImg,(x,y))</text:span></text:p>
      <text:p text:style-name="P1"><text:span text:style-name="T1"/></text:p>
      <text:p text:style-name="P1"><text:span text:style-name="T1">#enemy function</text:span></text:p>
      <text:p text:style-name="P1"><text:span text:style-name="T1">def enemy(x,y,i):</text:span></text:p>
      <text:p text:style-name="P1"><text:span text:style-name="T1"><text:s text:c="4"/>screen.blit(enemyImg[i],(x,y))</text:span></text:p>
      <text:p text:style-name="P1"><text:span text:style-name="T1"/></text:p>
      <text:p text:style-name="P1"><text:span text:style-name="T1">#bullet function</text:span></text:p>
      <text:p text:style-name="P1"><text:span text:style-name="T1">def bullet(x,y):</text:span></text:p>
      <text:p text:style-name="P1"><text:span text:style-name="T1"><text:s text:c="4"/>global bullet_state</text:span></text:p>
      <text:p text:style-name="P1"><text:span text:style-name="T1"><text:s text:c="4"/>bullet_state="fire"</text:span></text:p>
      <text:p text:style-name="P1"><text:span text:style-name="T1"><text:s text:c="4"/>screen.blit(bulletImg,(x+10,y+10))</text:span></text:p>
      <text:p text:style-name="P1"><text:span text:style-name="T1"/></text:p>
      <text:p text:style-name="P1"><text:span text:style-name="T1">#collision detection</text:span></text:p>
      <text:p text:style-name="P1"><text:span text:style-name="T1">def isCollision(enemyX,enemyY,bulletX,bulletY):</text:span></text:p>
      <text:p text:style-name="P1"><text:span text:style-name="T1"><text:s text:c="4"/>distance = math.sqrt(math.pow((enemyX-bulletX),2)+math.pow((enemyY-bulletY),2))</text:span></text:p>
      <text:p text:style-name="P1"><text:span text:style-name="T1"><text:s text:c="4"/>if distance &lt; 37:</text:span></text:p>
      <text:p text:style-name="P1"><text:span text:style-name="T1"><text:s text:c="8"/>return True</text:span></text:p>
      <text:p text:style-name="P1"><text:span text:style-name="T1"><text:s text:c="4"/>else:</text:span></text:p>
      <text:p text:style-name="P1"><text:span text:style-name="T1"><text:s text:c="8"/>return False</text:span></text:p>
      <text:p text:style-name="P1"><text:span text:style-name="T1"><text:s text:c="4"/></text:span></text:p>
      <text:p text:style-name="P1"><text:span text:style-name="T1">#score<text:s text:c="4"/></text:span></text:p>
      <text:p text:style-name="P1"><text:span text:style-name="T1">score_value = 0</text:span></text:p>
      <text:p text:style-name="P1"><text:span text:style-name="T1">font = pygame.font.Font("freesansbold.ttf",32)</text:span></text:p>
      <text:p text:style-name="P1"><text:span text:style-name="T1">textX=10</text:span></text:p>
      <text:p text:style-name="P1"><text:span text:style-name="T1">textY=10</text:span></text:p>
      <text:p text:style-name="P1"><text:span text:style-name="T1">def show_score(x,y):</text:span></text:p>
      <text:p text:style-name="P1"><text:span text:style-name="T1"><text:s text:c="4"/>score = font.render("SCORE : " + str(score_value),True,(255,255,255))</text:span></text:p>
      <text:p text:style-name="P1"><text:span text:style-name="T1"><text:s text:c="4"/>screen.blit(score,(x,y))</text:span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#game loop </text:span></text:p>
      <text:p text:style-name="P1"><text:span text:style-name="T1">while running:</text:span></text:p>
      <text:p text:style-name="P1"><text:span text:style-name="T1"><text:s text:c="4"/>screen.fill((0,0,0))</text:span></text:p>
      <text:p text:style-name="P1"><text:span text:style-name="T1"><text:s text:c="3"/># screen.blit(background,(0,0))</text:span></text:p>
      <text:p text:style-name="P1"><text:span text:style-name="T1"><text:s text:c="4"/>for event in pygame.event.get():</text:span></text:p>
      <text:p text:style-name="P1"><text:span text:style-name="T1"><text:s text:c="8"/>if event.type == pygame.QUIT:</text:span></text:p>
      <text:p text:style-name="P1"><text:span text:style-name="T1"><text:s text:c="12"/>running = False</text:span></text:p>
      <text:p text:style-name="P1"><text:span text:style-name="T1"><text:s text:c="8"/>if event.type == pygame.KEYDOWN:</text:span></text:p>
      <text:p text:style-name="P1"><text:span text:style-name="T1"><text:s text:c="12"/>if event.key == pygame.K_RIGHT:</text:span></text:p>
      <text:p text:style-name="P1"><text:span text:style-name="T1"><text:s text:c="16"/>playerX_change=0.8</text:span></text:p>
      <text:p text:style-name="P1"><text:span text:style-name="T1"><text:s text:c="12"/>if event.key == pygame.K_LEFT:</text:span></text:p>
      <text:p text:style-name="P1"><text:span text:style-name="T1"><text:s text:c="16"/>playerX_change= -0.8</text:span></text:p>
      <text:p text:style-name="P1"><text:span text:style-name="T1"><text:s text:c="12"/>if event.key == pygame.K_SPACE:</text:span></text:p>
      <text:p text:style-name="P1"><text:span text:style-name="T1"><text:s text:c="16"/>if bullet_state == "ready":</text:span></text:p>
      <text:p text:style-name="P1"><text:span text:style-name="T1"><text:s text:c="20"/>bullet_sound=mixer.Sound("gun.wav")</text:span></text:p>
      <text:p text:style-name="P1"><text:span text:style-name="T1"><text:s text:c="20"/>bullet_sound.play()</text:span></text:p>
      <text:p text:style-name="P1"><text:span text:style-name="T1"><text:s text:c="20"/>bulletX=playerX</text:span></text:p>
      <text:p text:style-name="P1"><text:span text:style-name="T1"><text:s text:c="20"/>bullet(bulletX,bulletY)</text:span></text:p>
      <text:p text:style-name="P1"><text:span text:style-name="T1"><text:s text:c="8"/>if event.type == pygame.KEYUP:</text:span></text:p>
      <text:p text:style-name="P1"><text:span text:style-name="T1"><text:s text:c="12"/>if event.key == pygame.K_RIGHT or event.key == pygame.K_LEFT :</text:span></text:p>
      <text:p text:style-name="P1"><text:span text:style-name="T1"><text:s text:c="16"/>playerX_change = 0</text:span></text:p>
      <text:p text:style-name="P1"><text:span text:style-name="T1"><text:s text:c="8"/></text:span></text:p>
      <text:p text:style-name="P1"><text:span text:style-name="T1"><text:s text:c="3"/></text:span></text:p>
      <text:p text:style-name="P1"><text:span text:style-name="T1"><text:s text:c="4"/>playerX+=playerX_change</text:span></text:p>
      <text:p text:style-name="P1"><text:span text:style-name="T1"><text:s text:c="4"/></text:span></text:p>
      <text:p text:style-name="P1"><text:span text:style-name="T1"><text:s text:c="4"/>#boundries to the player</text:span></text:p>
      <text:p text:style-name="P1"><text:span text:style-name="T1"><text:s text:c="4"/>if playerX &lt;= 0:</text:span></text:p>
      <text:p text:style-name="P1"><text:span text:style-name="T1"><text:s text:c="8"/>playerX=0</text:span></text:p>
      <text:p text:style-name="P1"><text:span text:style-name="T1"><text:s text:c="4"/>if playerX &gt;= 736 :</text:span></text:p>
      <text:p text:style-name="P1"><text:span text:style-name="T1"><text:s text:c="8"/>playerX=736</text:span></text:p>
      <text:p text:style-name="P1"><text:span text:style-name="T1"><text:s text:c="4"/></text:span></text:p>
      <text:p text:style-name="P1"><text:span text:style-name="T1"><text:s text:c="4"/>#boundaries to enemy</text:span></text:p>
      <text:p text:style-name="P1"><text:span text:style-name="T1"><text:s text:c="4"/>for i in range (no_of_enemies):</text:span></text:p>
      <text:p text:style-name="P1"><text:span text:style-name="T1"><text:s text:c="8"/>enemyX[i]+=enemyX_change[i]</text:span></text:p>
      <text:p text:style-name="P1"><text:span text:style-name="T1"><text:s text:c="8"/>if enemyX[i] &lt;= 0:</text:span></text:p>
      <text:p text:style-name="P1"><text:span text:style-name="T1"><text:s text:c="12"/>enemyX_change[i] = 0.8</text:span></text:p>
      <text:p text:style-name="P1"><text:span text:style-name="T1"><text:s text:c="12"/>enemyY[i]+=enemyY_change[i]</text:span></text:p>
      <text:p text:style-name="P1"><text:span text:style-name="T1"><text:s text:c="8"/>if enemyX[i] &gt;= 736:</text:span></text:p>
      <text:p text:style-name="P1"><text:span text:style-name="T1"><text:s text:c="12"/>enemyX_change[i] = -0.8</text:span></text:p>
      <text:p text:style-name="P1"><text:span text:style-name="T1"><text:s text:c="12"/>enemyY[i]+=enemyY_change[i]</text:span></text:p>
      <text:p text:style-name="P1"><text:span text:style-name="T1"><text:s text:c="7"/>#collision to enemy and bullet</text:span></text:p>
      <text:p text:style-name="P1"><text:span text:style-name="T1"><text:s text:c="8"/>collision = isCollision(enemyX[i], enemyY[i], bulletX, bulletY)</text:span></text:p>
      <text:p text:style-name="P1"><text:span text:style-name="T1"><text:s text:c="8"/>if collision:</text:span></text:p>
      <text:p text:style-name="P1"><text:span text:style-name="T1"><text:s text:c="12"/>kill_sound=mixer.Sound("kill.wav")</text:span></text:p>
      <text:p text:style-name="P1"><text:span text:style-name="T1"><text:s text:c="12"/>kill_sound.play()</text:span></text:p>
      <text:p text:style-name="P1"><text:span text:style-name="T1"><text:s text:c="12"/>bulletY=480</text:span></text:p>
      <text:p text:style-name="P1"><text:span text:style-name="T1"><text:s text:c="12"/>bullet_state="ready"</text:span></text:p>
      <text:p text:style-name="P1"><text:span text:style-name="T1"><text:s text:c="12"/>score_value += 1</text:span></text:p>
      <text:p text:style-name="P1"><text:span text:style-name="T1"><text:s text:c="12"/>#print(score)</text:span></text:p>
      <text:p text:style-name="P1"><text:span text:style-name="T1"><text:s text:c="12"/>enemyX[i]=random.randint(0, 735)</text:span></text:p>
      <text:p text:style-name="P1"><text:span text:style-name="T1"><text:s text:c="12"/>enemyY[i]=random.randint(50,200)</text:span></text:p>
      <text:p text:style-name="P1"><text:span text:style-name="T1"><text:s text:c="8"/>enemy(enemyX[i],enemyY[i],i)</text:span></text:p>
      <text:p text:style-name="P1"><text:span text:style-name="T1"><text:s text:c="8"/>if<text:s text:c="2"/>isCollision(enemyX[i],enemyY[i],playerX,playerY):</text:span></text:p>
      <text:p text:style-name="P1"><text:span text:style-name="T1"><text:s text:c="12"/>running = False</text:span></text:p>
      <text:p text:style-name="P1"><text:span text:style-name="T1"><text:s text:c="12"/></text:span></text:p>
      <text:p text:style-name="P1"><text:span text:style-name="T1"><text:s text:c="4"/></text:span></text:p>
      <text:p text:style-name="P1"><text:span text:style-name="T1"><text:s text:c="4"/></text:span></text:p>
      <text:p text:style-name="P1"><text:span text:style-name="T1"><text:s text:c="4"/>#bullet movement</text:span></text:p>
      <text:p text:style-name="P1"><text:span text:style-name="T1"><text:s text:c="4"/>if bulletY &lt;= 0:</text:span></text:p>
      <text:p text:style-name="P1"><text:span text:style-name="T1"><text:s text:c="8"/>bulletY=480</text:span></text:p>
      <text:p text:style-name="P1"><text:span text:style-name="T1"><text:s text:c="8"/>bullet_state="ready"</text:span></text:p>
      <text:p text:style-name="P1"><text:span text:style-name="T1"><text:s text:c="4"/>if bullet_state == "fire":</text:span></text:p>
      <text:p text:style-name="P1"><text:span text:style-name="T1"><text:s text:c="8"/>bullet(bulletX,bulletY)</text:span></text:p>
      <text:p text:style-name="P1"><text:span text:style-name="T1"><text:s text:c="8"/>bulletY -= bulletY_change</text:span></text:p>
      <text:p text:style-name="P1"><text:span text:style-name="T1"><text:s text:c="4"/></text:span></text:p>
      <text:p text:style-name="P1"><text:span text:style-name="T1"><text:s text:c="4"/>player(playerX,playerY)</text:span></text:p>
      <text:p text:style-name="P1"><text:span text:style-name="T1"><text:s text:c="3"/></text:span></text:p>
      <text:p text:style-name="P1"><text:span text:style-name="T1"><text:s text:c="5"/></text:span></text:p>
      <text:p text:style-name="P1"><text:span text:style-name="T1"><text:s text:c="4"/>show_score(textX, textY)</text:span></text:p>
      <text:p text:style-name="P1"><text:span text:style-name="T1"><text:s text:c="4"/>pygame.display.update()</text:span></text:p>
      <text:p text:style-name="P1"><text:span text:style-name="T1"/></text:p>
      <text:p text:style-name="P1"><text:span text:style-name="T1">pygame.quit()</text:span></text:p>
      <text:p text:style-name="P1"><text:span text:style-name="T1"><text:s text:c="8"/></text:span></text:p>
      <text:p text:style-name="P1"><text:span text:style-name="T1"/></text:p>
      <text:p text:style-name="P1"><text:span text:style-name="T2">=&gt; download icons from :<text:s/></text:span><text:a xlink:href="http://www.flaticon.com"><text:span text:style-name="T3">www.flaticon.com</text:span></text:a><text:span text:style-name="T4"><text:s/>(icons of any type are available here)</text:span></text:p>
      <text:p text:style-name="P1"><text:span text:style-name="T4">=&gt; note : when downloading the icons ensure that icon resolution </text:span></text:p>
      <text:p text:style-name="P1"><text:span text:style-name="T4"><text:s text:c="4"/>is below x64</text:span></text:p>
      <text:p text:style-name="P1"><text:span text:style-name="T4"/></text:p>
      <text:p text:style-name="P1"><text:span text:style-name="T4">=&gt; while uploading music ensure that it is<text:s/></text:span><text:span text:style-name="T5">.wav<text:s/></text:span><text:span text:style-name="T6">if not many online converters are available for that.</text:span></text:p>
      <text:p text:style-name="P1"><text:span text:style-name="T6"/></text:p>
      <text:p text:style-name="P1"><text:span text:style-name="T6"><text:s text:c="4"/></text:span></text:p>
      <text:p text:style-name="P1"><text:span text:style-name="T6"/></text:p>
      <text:p text:style-name="P1"><text:span text:style-name="T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